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655cm" fo:min-width="2.264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904cm" fo:min-width="2.724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4.249cm" svg:x="13.25cm" svg:y="2.1cm">
          <text:p text:style-name="P1"><text:span text:style-name="T1">op_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cm" svg:y1="4.4cm" svg:x2="20.5cm" svg:y2="4.4cm">
          <text:p/>
        </draw:line>
        <draw:line draw:style-name="gr2" draw:text-style-name="P3" draw:layer="layout" svg:x1="8.2cm" svg:y1="4.2cm" svg:x2="13.2cm" svg:y2="4.3cm">
          <text:p/>
        </draw:line>
        <draw:frame draw:style-name="gr3" draw:text-style-name="P4" draw:layer="layout" svg:width="5.8cm" svg:height="1.45cm" svg:x="20.6cm" svg:y="4.003cm">
          <draw:text-box>
            <text:p><text:s/>result = 6</text:p>
          </draw:text-box>
        </draw:frame>
        <draw:custom-shape draw:style-name="gr4" draw:text-style-name="P2" draw:layer="layout" svg:width="4.7cm" svg:height="4.6cm" svg:x="3.4cm" svg:y="1.7cm">
          <text:p text:style-name="P1"><text:span text:style-name="T1">op_const_x</text:span></text:p>
          <text:p text:style-name="P1"><text:span text:style-name="T1">= [1 2 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8cm" svg:y1="7.7cm" svg:x2="16.4cm" svg:y2="5.9cm">
          <text:p/>
        </draw:line>
        <draw:frame draw:style-name="gr6" draw:text-style-name="P5" draw:layer="layout" svg:width="4.7cm" svg:height="1.25cm" svg:x="17.5cm" svg:y="7.7cm">
          <draw:text-box>
            <text:p><text:span text:style-name="T2">run()</text:span></text:p>
          </draw:text-box>
        </draw:frame>
        <draw:line draw:style-name="gr2" draw:text-style-name="P3" draw:layer="layout" svg:x1="5.9cm" svg:y1="8.8cm" svg:x2="5.9cm" svg:y2="6.3cm">
          <text:p/>
        </draw:line>
        <draw:frame draw:style-name="gr7" draw:text-style-name="P6" draw:layer="layout" svg:width="3cm" svg:height="2.15cm" svg:x="4.5cm" svg:y="8.9cm">
          <draw:text-box>
            <text:p text:style-name="P1"><text:span text:style-name="T1">[1 2 3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38:28.454267451</dc:date>
    <meta:editing-duration>PT6M6S</meta:editing-duration>
    <meta:editing-cycles>17</meta:editing-cycles>
    <meta:generator>LibreOffice/5.1.6.2$Linux_X86_64 LibreOffice_project/10m0$Build-2</meta:generator>
    <meta:document-statistic meta:object-count="9"/>
  </office:meta>
</office:document-meta>
</file>